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p_para001" style:master-page-name="MP0" style:family="paragraph">
      <style:paragraph-properties fo:break-before="page" fo:margin-bottom="0.0972in"/>
    </style:style>
    <style:style style:name="T2" style:parent-style-name="span_text001" style:family="text">
      <style:text-properties fo:font-size="11pt" style:font-size-asian="11pt" style:font-size-complex="11pt" fo:language="en" fo:country="GB"/>
    </style:style>
    <style:style style:name="P3" style:parent-style-name="p_para002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4" style:parent-style-name="p_para003" style:family="paragraph">
      <style:paragraph-properties fo:margin-bottom="0.0972in"/>
    </style:style>
    <style:style style:name="T5" style:parent-style-name="span_text003" style:family="text">
      <style:text-properties fo:font-size="11pt" style:font-size-asian="11pt" style:font-size-complex="11pt" fo:language="en" fo:country="GB"/>
    </style:style>
    <style:style style:name="T6" style:parent-style-name="span_text003" style:family="text">
      <style:text-properties fo:font-size="11pt" style:font-size-asian="11pt" style:font-size-complex="11pt" fo:language="en" fo:country="GB"/>
    </style:style>
    <style:style style:name="P7" style:parent-style-name="p_para004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8" style:parent-style-name="p_para005" style:family="paragraph">
      <style:paragraph-properties fo:margin-bottom="0.0972in"/>
    </style:style>
    <style:style style:name="T9" style:parent-style-name="span_text005" style:family="text">
      <style:text-properties fo:font-size="11pt" style:font-size-asian="11pt" style:font-size-complex="11pt" fo:language="en" fo:country="GB"/>
    </style:style>
    <style:style style:name="P10" style:parent-style-name="p_para006" style:family="paragraph">
      <style:paragraph-properties fo:margin-bottom="0.0972in"/>
    </style:style>
    <style:style style:name="T11" style:parent-style-name="span_text006" style:family="text">
      <style:text-properties fo:font-size="11pt" style:font-size-asian="11pt" style:font-size-complex="11pt" fo:language="en" fo:country="GB"/>
    </style:style>
    <style:style style:name="P12" style:parent-style-name="p_para007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13" style:parent-style-name="p_para008" style:family="paragraph">
      <style:paragraph-properties fo:margin-bottom="0.0972in"/>
    </style:style>
    <style:style style:name="T14" style:parent-style-name="span_text008" style:family="text">
      <style:text-properties fo:font-size="11pt" style:font-size-asian="11pt" style:font-size-complex="11pt" fo:language="en" fo:country="GB"/>
    </style:style>
    <style:style style:name="P15" style:parent-style-name="p_para009" style:family="paragraph">
      <style:paragraph-properties fo:margin-bottom="0.0972in"/>
    </style:style>
    <style:style style:name="T16" style:parent-style-name="span_text009" style:family="text">
      <style:text-properties fo:font-size="11pt" style:font-size-asian="11pt" style:font-size-complex="11pt" fo:language="en" fo:country="GB"/>
    </style:style>
    <style:style style:name="P17" style:parent-style-name="p_para010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18" style:parent-style-name="p_para011" style:family="paragraph">
      <style:paragraph-properties fo:margin-bottom="0.0972in"/>
    </style:style>
    <style:style style:name="T19" style:parent-style-name="span_text011" style:family="text">
      <style:text-properties fo:font-size="11pt" style:font-size-asian="11pt" style:font-size-complex="11pt" fo:language="en" fo:country="GB"/>
    </style:style>
    <style:style style:name="P20" style:parent-style-name="p_para012" style:family="paragraph">
      <style:paragraph-properties fo:margin-bottom="0.0972in"/>
    </style:style>
    <style:style style:name="T21" style:parent-style-name="span_text012" style:family="text">
      <style:text-properties fo:font-size="11pt" style:font-size-asian="11pt" style:font-size-complex="11pt" fo:language="en" fo:country="GB"/>
    </style:style>
    <style:style style:name="T22" style:parent-style-name="span_text012" style:family="text">
      <style:text-properties fo:font-size="11pt" style:font-size-asian="11pt" style:font-size-complex="11pt" fo:language="en" fo:country="GB"/>
    </style:style>
    <style:style style:name="T23" style:parent-style-name="span_text012" style:family="text">
      <style:text-properties fo:font-size="11pt" style:font-size-asian="11pt" style:font-size-complex="11pt" fo:language="en" fo:country="GB"/>
    </style:style>
    <style:style style:name="T24" style:parent-style-name="span_text012" style:family="text">
      <style:text-properties fo:font-size="11pt" style:font-size-asian="11pt" style:font-size-complex="11pt" fo:language="en" fo:country="GB"/>
    </style:style>
    <style:style style:name="P25" style:parent-style-name="p_para013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26" style:parent-style-name="p_para014" style:family="paragraph">
      <style:paragraph-properties fo:margin-bottom="0.0972in"/>
    </style:style>
    <style:style style:name="T27" style:parent-style-name="span_text014" style:family="text">
      <style:text-properties fo:font-size="11pt" style:font-size-asian="11pt" style:font-size-complex="11pt" fo:language="en" fo:country="GB"/>
    </style:style>
    <style:style style:name="T28" style:parent-style-name="span_text014" style:family="text">
      <style:text-properties fo:font-size="11pt" style:font-size-asian="11pt" style:font-size-complex="11pt" fo:language="en" fo:country="GB"/>
    </style:style>
    <style:style style:name="P29" style:parent-style-name="p_para015" style:family="paragraph">
      <style:paragraph-properties fo:margin-bottom="0.0972in"/>
    </style:style>
    <style:style style:name="T30" style:parent-style-name="span_text015" style:family="text">
      <style:text-properties fo:font-size="11pt" style:font-size-asian="11pt" style:font-size-complex="11pt" fo:language="en" fo:country="GB"/>
    </style:style>
    <style:style style:name="T31" style:parent-style-name="span_text016" style:family="text">
      <style:text-properties fo:font-size="11pt" style:font-size-asian="11pt" style:font-size-complex="11pt" fo:language="en" fo:country="GB"/>
    </style:style>
    <style:style style:name="P32" style:parent-style-name="p_para016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33" style:parent-style-name="p_para017" style:family="paragraph">
      <style:paragraph-properties fo:margin-bottom="0.0972in"/>
    </style:style>
    <style:style style:name="T34" style:parent-style-name="span_text018" style:family="text">
      <style:text-properties fo:font-size="11pt" style:font-size-asian="11pt" style:font-size-complex="11pt" fo:language="en" fo:country="GB"/>
    </style:style>
    <style:style style:name="P35" style:parent-style-name="p_para018" style:family="paragraph">
      <style:paragraph-properties fo:margin-bottom="0.0972in"/>
    </style:style>
    <style:style style:name="T36" style:parent-style-name="span_text019" style:family="text">
      <style:text-properties fo:font-size="11pt" style:font-size-asian="11pt" style:font-size-complex="11pt" fo:language="en" fo:country="GB"/>
    </style:style>
    <style:style style:name="P37" style:parent-style-name="p_para019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38" style:parent-style-name="p_para020" style:family="paragraph">
      <style:paragraph-properties fo:margin-bottom="0.0972in"/>
    </style:style>
    <style:style style:name="T39" style:parent-style-name="span_text021" style:family="text">
      <style:text-properties fo:font-size="11pt" style:font-size-asian="11pt" style:font-size-complex="11pt" fo:language="en" fo:country="GB"/>
    </style:style>
    <style:style style:name="P40" style:parent-style-name="p_para021" style:family="paragraph">
      <style:paragraph-properties fo:margin-bottom="0.0972in"/>
    </style:style>
    <style:style style:name="T41" style:parent-style-name="span_text022" style:family="text">
      <style:text-properties fo:font-size="11pt" style:font-size-asian="11pt" style:font-size-complex="11pt" fo:language="en" fo:country="GB"/>
    </style:style>
    <style:style style:name="P42" style:parent-style-name="p_para022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43" style:parent-style-name="p_para023" style:family="paragraph">
      <style:paragraph-properties fo:margin-bottom="0.0972in"/>
    </style:style>
    <style:style style:name="T44" style:parent-style-name="span_text024" style:family="text">
      <style:text-properties fo:font-size="11pt" style:font-size-asian="11pt" style:font-size-complex="11pt" fo:language="en" fo:country="GB"/>
    </style:style>
    <style:style style:name="T45" style:parent-style-name="span_text024" style:family="text">
      <style:text-properties fo:font-size="11pt" style:font-size-asian="11pt" style:font-size-complex="11pt" fo:language="en" fo:country="GB"/>
    </style:style>
    <style:style style:name="T46" style:parent-style-name="span_text025" style:family="text">
      <style:text-properties fo:language="en" fo:country="GB"/>
    </style:style>
    <style:style style:name="P47" style:parent-style-name="Normal_0" style:family="paragraph">
      <style:text-properties fo:language="en" fo:country="GB"/>
    </style:style>
    <style:style style:name="T48" style:parent-style-name="span_text027" style:family="text">
      <style:text-properties fo:language="en" fo:country="GB"/>
    </style:style>
    <style:style style:name="T49" style:parent-style-name="span_text028" style:family="text">
      <style:text-properties fo:language="en" fo:country="GB"/>
    </style:style>
    <style:style style:name="T50" style:parent-style-name="span_text029" style:family="text">
      <style:text-properties fo:language="en" fo:country="GB"/>
    </style:style>
    <style:style style:name="P51" style:parent-style-name="Normal_0" style:family="paragraph">
      <style:text-properties fo:language="en" fo:country="GB"/>
    </style:style>
    <style:style style:name="T52" style:parent-style-name="span_text031" style:family="text">
      <style:text-properties fo:language="en" fo:country="GB"/>
    </style:style>
    <style:style style:name="T53" style:parent-style-name="span_text032" style:family="text">
      <style:text-properties fo:language="en" fo:country="GB"/>
    </style:style>
    <style:style style:name="T54" style:parent-style-name="DefaultParagraphFont" style:family="text">
      <style:text-properties style:font-name="Arial" style:font-name-asian="Arial" style:font-name-complex="Arial" fo:color="#202124" fo:font-size="10.5pt" style:font-size-asian="10.5pt" style:font-size-complex="10.5pt" fo:language="en" fo:country="GB"/>
    </style:style>
    <style:style style:name="P55" style:parent-style-name="Normal_0" style:family="paragraph">
      <style:text-properties fo:language="en" fo:country="GB"/>
    </style:style>
    <style:style style:name="T56" style:parent-style-name="span_text034" style:family="text">
      <style:text-properties fo:language="en" fo:country="GB"/>
    </style:style>
    <style:style style:name="T57" style:parent-style-name="span_text034" style:family="text">
      <style:text-properties fo:language="en" fo:country="GB"/>
    </style:style>
    <style:style style:name="T58" style:parent-style-name="span_text035" style:family="text">
      <style:text-properties fo:language="en" fo:country="GB"/>
    </style:style>
    <style:style style:name="T59" style:parent-style-name="span_text035" style:family="text">
      <style:text-properties fo:language="en" fo:country="GB"/>
    </style:style>
    <style:style style:name="T60" style:parent-style-name="span_text037" style:family="text">
      <style:text-properties fo:language="en" fo:country="GB"/>
    </style:style>
    <style:style style:name="T61" style:parent-style-name="span_text038" style:family="text">
      <style:text-properties fo:language="en" fo:country="GB"/>
    </style:style>
    <style:style style:name="P62" style:parent-style-name="Normal_0" style:family="paragraph">
      <style:text-properties fo:language="en" fo:country="GB"/>
    </style:style>
    <style:style style:name="T63" style:parent-style-name="span_text040" style:family="text">
      <style:text-properties fo:language="en" fo:country="GB"/>
    </style:style>
    <style:style style:name="T64" style:parent-style-name="span_text040" style:family="text">
      <style:text-properties fo:language="en" fo:country="GB"/>
    </style:style>
    <style:style style:name="T65" style:parent-style-name="span_text040" style:family="text">
      <style:text-properties fo:language="en" fo:country="GB"/>
    </style:style>
    <style:style style:name="P66" style:parent-style-name="Normal_0" style:family="paragraph">
      <style:text-properties fo:language="en" fo:country="GB"/>
    </style:style>
    <style:style style:name="T67" style:parent-style-name="span_text042" style:family="text">
      <style:text-properties fo:language="en" fo:country="GB"/>
    </style:style>
    <style:style style:name="T68" style:parent-style-name="span_text043" style:family="text">
      <style:text-properties fo:language="en" fo:country="GB"/>
    </style:style>
    <style:style style:name="P69" style:parent-style-name="Normal_0" style:family="paragraph">
      <style:text-properties fo:language="en" fo:country="GB"/>
    </style:style>
    <style:style style:name="T70" style:parent-style-name="span_text045" style:family="text">
      <style:text-properties fo:language="en" fo:country="GB"/>
    </style:style>
    <style:style style:name="T71" style:parent-style-name="span_text046" style:family="text">
      <style:text-properties fo:language="en" fo:country="GB"/>
    </style:style>
    <style:style style:name="P72" style:parent-style-name="Normal_0" style:family="paragraph">
      <style:text-properties fo:language="en" fo:country="GB"/>
    </style:style>
    <style:style style:name="T73" style:parent-style-name="span_text048" style:family="text">
      <style:text-properties fo:language="en" fo:country="GB"/>
    </style:style>
    <style:style style:name="T74" style:parent-style-name="span_text049" style:family="text">
      <style:text-properties fo:language="en" fo:country="GB"/>
    </style:style>
    <style:style style:name="P75" style:parent-style-name="Normal_0" style:family="paragraph">
      <style:text-properties fo:language="en" fo:country="GB"/>
    </style:style>
    <style:style style:name="P76" style:parent-style-name="Normal_0" style:family="paragraph">
      <style:text-properties fo:language="en" fo:country="GB"/>
    </style:style>
  </office:automatic-styles>
  <office:body>
    <office:text text:use-soft-page-breaks="true">
      <text:p text:style-name="P1"><text:span text:style-name="T2">In this Text file please ONLY answer the following questions to contribute to Hacktoberfest 2021 and to make a Pull Request.</text:span></text:p>
      <text:p text:style-name="P3"/>
      <text:p text:style-name="P4"><text:span text:style-name="T5">Note: These are very easy questions and for beginners in<text:s/></text:span><text:span text:style-name="T6">Open source community.</text:span></text:p>
      <text:p text:style-name="P7"/>
      <text:p text:style-name="P8"><text:span text:style-name="T9">Q1: How to add a comment in java?</text:span></text:p>
      <text:p text:style-name="P10"><text:span text:style-name="T11">A: <text:s/>//This is a comment</text:span></text:p>
      <text:p text:style-name="P12"/>
      <text:p text:style-name="P13"><text:span text:style-name="T14">Q2: How to add a comment in Python?</text:span></text:p>
      <text:p text:style-name="P15"><text:span text:style-name="T16">A: <text:s/>#this is how you add comments in Python.</text:span></text:p>
      <text:p text:style-name="P17"/>
      <text:p text:style-name="P18"><text:span text:style-name="T19">Q3: How to add a multi-line comment in python?</text:span></text:p>
      <text:p text:style-name="P20"><text:span text:style-name="T21">A: ‘’’ This is</text:span><text:span text:style-name="T22"><text:s/></text:span><text:span text:style-name="T23">how you add<text:s/></text:span><text:span text:style-name="T24">MULTI LINE COMMENT ‘’’</text:span></text:p>
      <text:p text:style-name="P25"/>
      <text:p text:style-name="P26"><text:span text:style-name="T27">Q4: p</text:span><text:span text:style-name="T28">rint hello world in Python</text:span></text:p>
      <text:p text:style-name="P29"><text:span text:style-name="T30">A:<text:s/></text:span><text:span text:style-name="T31">print("Hello World")</text:span></text:p>
      <text:p text:style-name="P32"/>
      <text:p text:style-name="P33"><text:span text:style-name="T34">Q5: print hello world in java</text:span></text:p>
      <text:p text:style-name="P35"><text:span text:style-name="T36">A: System.out.print("Hello World");</text:span></text:p>
      <text:p text:style-name="P37"/>
      <text:p text:style-name="P38"><text:span text:style-name="T39">Q6: print hello world in javascript using console.log</text:span></text:p>
      <text:p text:style-name="P40"><text:span text:style-name="T41">A: console.log(“hello world”);</text:span></text:p>
      <text:p text:style-name="P42"/>
      <text:p text:style-name="P43"><text:span text:style-name="T44">Q7: Add a readme in this repository for the steps<text:s/></text:span><text:span text:style-name="T45">to make a PR.</text:span></text:p>
      <text:p text:style-name="Normal_0"><text:span text:style-name="T46">A:</text:span></text:p>
      <text:p text:style-name="P47"/>
      <text:soft-page-break/>
      <text:p text:style-name="Normal_0"><text:span text:style-name="T48">Q8: What are HTML &amp; CSS?</text:span></text:p>
      <text:p text:style-name="Normal_0"><text:span text:style-name="T49">A: HTML is a markup language,</text:span></text:p>
      <text:p text:style-name="Normal_0"><text:span text:style-name="T50">CSS is a styling language.</text:span></text:p>
      <text:p text:style-name="P51"/>
      <text:p text:style-name="Normal_0"><text:span text:style-name="T52">Q9: What’s an algorithm?</text:span></text:p>
      <text:p text:style-name="Normal_0"><text:span text:style-name="T53">A: A</text:span><text:span text:style-name="T54"> process or set of rules to be followed in calculations or other problem-solving operations, especially by a computer.</text:span></text:p>
      <text:p text:style-name="P55"/>
      <text:p text:style-name="Normal_0"><text:span text:style-name="T56">Q10: W</text:span><text:span text:style-name="T57">hat is flowchart?</text:span></text:p>
      <text:p text:style-name="Normal_0"><text:span text:style-name="T58">A: A flowchart is a picture of separate steps of a process in sequential order. Generic toll that can be adapted for a wide variety of purposes, and can be used to describe various processes such as manufacturing process , an administrati</text:span><text:span text:style-name="T59">ve or service process or project plan.</text:span></text:p>
      <text:p text:style-name="Normal_0"><text:span text:style-name="T60">Q11: What are variables?</text:span></text:p>
      <text:p text:style-name="Normal_0"><text:span text:style-name="T61">A:</text:span></text:p>
      <text:p text:style-name="P62"/>
      <text:p text:style-name="Normal_0"><text:span text:style-name="T63">Q12: What are loops?</text:span><text:span text:style-name="T64"><text:line-break/></text:span><text:span text:style-name="T65">A:</text:span></text:p>
      <text:p text:style-name="P66"/>
      <text:p text:style-name="Normal_0"><text:span text:style-name="T67">Q13: Compiler vs Interpreter?</text:span></text:p>
      <text:p text:style-name="Normal_0"><text:span text:style-name="T68">A:</text:span></text:p>
      <text:p text:style-name="P69"/>
      <text:p text:style-name="Normal_0"><text:span text:style-name="T70">Q14: What is Machine Code?</text:span></text:p>
      <text:p text:style-name="Normal_0"><text:span text:style-name="T71">A:</text:span></text:p>
      <text:p text:style-name="P72"/>
      <text:p text:style-name="Normal_0"><text:span text:style-name="T73">Q15: Name some HTML tags</text:span></text:p>
      <text:p text:style-name="Normal_0"><text:span text:style-name="T74">A:  &lt;!DOCTYPE&gt; , &lt;html&gt; , &lt;head&gt;, &lt;title&gt;, &lt;body&gt;, &lt;p&gt;, &lt;br&gt;, &lt;footer&gt;</text:span></text:p>
      <text:p text:style-name="P75"/>
      <text:p text:style-name="P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keep-with-next="always" fo:keep-together="always" fo:margin-top="0.1666in"/>
      <style:text-properties style:font-name="Times New Roman" fo:font-weight="bold" style:font-weight-asian="bold" style:font-weight-complex="bold" fo:color="#2F5496" fo:font-size="24pt" style:font-size-asian="24pt" style:font-size-complex="24pt" fo:hyphenate="false"/>
    </style:style>
    <style:style style:name="Heading2" style:display-name="Heading 2" style:family="paragraph" style:parent-style-name="Normal" style:default-outline-level="2">
      <style:paragraph-properties fo:keep-with-next="always" fo:keep-together="always" fo:margin-top="0.0277in"/>
      <style:text-properties style:font-name="Times New Roman" fo:font-weight="bold" style:font-weight-asian="bold" style:font-weight-complex="bold" fo:color="#2F5496" fo:font-size="18pt" style:font-size-asian="18pt" style:font-size-complex="18pt" fo:hyphenate="false"/>
    </style:style>
    <style:style style:name="Heading3" style:display-name="Heading 3" style:family="paragraph" style:parent-style-name="Normal" style:default-outline-level="3">
      <style:paragraph-properties fo:keep-with-next="always" fo:keep-together="always" fo:margin-top="0.0277in"/>
      <style:text-properties style:font-name="Times New Roman" fo:font-weight="bold" style:font-weight-asian="bold" style:font-weight-complex="bold" fo:color="#1F3763" fo:font-size="14pt" style:font-size-asian="14pt" style:font-size-complex="14pt" fo:hyphenate="false"/>
    </style:style>
    <style:style style:name="Heading4" style:display-name="Heading 4" style:family="paragraph" style:parent-style-name="Normal" style:default-outline-level="4">
      <style:paragraph-properties fo:keep-with-next="always" fo:keep-together="always" fo:margin-top="0.0277in"/>
      <style:text-properties style:font-name="Times New Roman" fo:font-weight="bold" style:font-weight-asian="bold" style:font-weight-complex="bold" style:font-style-complex="italic" fo:color="#2F5496" fo:hyphenate="false"/>
    </style:style>
    <style:style style:name="Heading5" style:display-name="Heading 5" style:family="paragraph" style:parent-style-name="Normal" style:default-outline-level="5">
      <style:paragraph-properties fo:keep-with-next="always" fo:keep-together="always" fo:margin-top="0.0277in"/>
      <style:text-properties style:font-name="Times New Roman" fo:font-weight="bold" style:font-weight-asian="bold" style:font-weight-complex="bold" fo:color="#2F5496" fo:font-size="10pt" style:font-size-asian="10pt" style:font-size-complex="10pt" fo:hyphenate="false"/>
    </style:style>
    <style:style style:name="Heading6" style:display-name="Heading 6" style:family="paragraph" style:parent-style-name="Normal" style:default-outline-level="6">
      <style:paragraph-properties fo:keep-with-next="always" fo:keep-together="always" fo:margin-top="0.0277in"/>
      <style:text-properties style:font-name="Times New Roman" fo:font-weight="bold" style:font-weight-asian="bold" style:font-weight-complex="bold" fo:color="#1F3763" fo:font-size="8pt" style:font-size-asian="8pt" style:font-size-complex="8pt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3763"/>
    </style:style>
    <style:style style:name="div_Section1" style:display-name="div_Section1" style:family="paragraph" style:parent-style-name="Normal">
      <style:text-properties fo:hyphenate="false"/>
    </style:style>
    <style:style style:name="p_para001" style:display-name="p_para001" style:family="paragraph" style:parent-style-name="Normal">
      <style:paragraph-properties fo:line-height="131%"/>
      <style:text-properties fo:hyphenate="false"/>
    </style:style>
    <style:style style:name="span_text001" style:display-name="span_text001" style:family="text" style:parent-style-name="DefaultParagraphFont">
      <style:text-properties style:font-name="Segoe UI" style:font-name-asian="Segoe UI" style:font-name-complex="Segoe UI" fo:color="#000000"/>
    </style:style>
    <style:style style:name="p_para002" style:display-name="p_para002" style:family="paragraph" style:parent-style-name="Normal">
      <style:paragraph-properties fo:line-height="131%"/>
      <style:text-properties fo:hyphenate="false"/>
    </style:style>
    <style:style style:name="span_text002" style:display-name="span_text002" style:family="text" style:parent-style-name="DefaultParagraphFont"/>
    <style:style style:name="p_para003" style:display-name="p_para003" style:family="paragraph" style:parent-style-name="Normal">
      <style:paragraph-properties fo:line-height="131%"/>
      <style:text-properties fo:hyphenate="false"/>
    </style:style>
    <style:style style:name="span_text003" style:display-name="span_text003" style:family="text" style:parent-style-name="DefaultParagraphFont">
      <style:text-properties style:font-name="Segoe UI" style:font-name-asian="Segoe UI" style:font-name-complex="Segoe UI" fo:color="#000000"/>
    </style:style>
    <style:style style:name="p_para004" style:display-name="p_para004" style:family="paragraph" style:parent-style-name="Normal">
      <style:paragraph-properties fo:line-height="131%"/>
      <style:text-properties fo:hyphenate="false"/>
    </style:style>
    <style:style style:name="span_text004" style:display-name="span_text004" style:family="text" style:parent-style-name="DefaultParagraphFont"/>
    <style:style style:name="p_para005" style:display-name="p_para005" style:family="paragraph" style:parent-style-name="Normal">
      <style:paragraph-properties fo:line-height="131%"/>
      <style:text-properties fo:hyphenate="false"/>
    </style:style>
    <style:style style:name="span_text005" style:display-name="span_text005" style:family="text" style:parent-style-name="DefaultParagraphFont">
      <style:text-properties style:font-name="Segoe UI" style:font-name-asian="Segoe UI" style:font-name-complex="Segoe UI" fo:color="#000000"/>
    </style:style>
    <style:style style:name="p_para006" style:display-name="p_para006" style:family="paragraph" style:parent-style-name="Normal">
      <style:paragraph-properties fo:line-height="131%"/>
      <style:text-properties fo:hyphenate="false"/>
    </style:style>
    <style:style style:name="span_text006" style:display-name="span_text006" style:family="text" style:parent-style-name="DefaultParagraphFont">
      <style:text-properties style:font-name="Segoe UI" style:font-name-asian="Segoe UI" style:font-name-complex="Segoe UI" fo:color="#000000"/>
    </style:style>
    <style:style style:name="p_para007" style:display-name="p_para007" style:family="paragraph" style:parent-style-name="Normal">
      <style:paragraph-properties fo:line-height="131%"/>
      <style:text-properties fo:hyphenate="false"/>
    </style:style>
    <style:style style:name="span_text007" style:display-name="span_text007" style:family="text" style:parent-style-name="DefaultParagraphFont"/>
    <style:style style:name="p_para008" style:display-name="p_para008" style:family="paragraph" style:parent-style-name="Normal">
      <style:paragraph-properties fo:line-height="131%"/>
      <style:text-properties fo:hyphenate="false"/>
    </style:style>
    <style:style style:name="span_text008" style:display-name="span_text008" style:family="text" style:parent-style-name="DefaultParagraphFont">
      <style:text-properties style:font-name="Segoe UI" style:font-name-asian="Segoe UI" style:font-name-complex="Segoe UI" fo:color="#000000"/>
    </style:style>
    <style:style style:name="p_para009" style:display-name="p_para009" style:family="paragraph" style:parent-style-name="Normal">
      <style:paragraph-properties fo:line-height="131%"/>
      <style:text-properties fo:hyphenate="false"/>
    </style:style>
    <style:style style:name="span_text009" style:display-name="span_text009" style:family="text" style:parent-style-name="DefaultParagraphFont">
      <style:text-properties style:font-name="Segoe UI" style:font-name-asian="Segoe UI" style:font-name-complex="Segoe UI" fo:color="#000000"/>
    </style:style>
    <style:style style:name="p_para010" style:display-name="p_para010" style:family="paragraph" style:parent-style-name="Normal">
      <style:paragraph-properties fo:line-height="131%"/>
      <style:text-properties fo:hyphenate="false"/>
    </style:style>
    <style:style style:name="span_text010" style:display-name="span_text010" style:family="text" style:parent-style-name="DefaultParagraphFont"/>
    <style:style style:name="p_para011" style:display-name="p_para011" style:family="paragraph" style:parent-style-name="Normal">
      <style:paragraph-properties fo:line-height="131%"/>
      <style:text-properties fo:hyphenate="false"/>
    </style:style>
    <style:style style:name="span_text011" style:display-name="span_text011" style:family="text" style:parent-style-name="DefaultParagraphFont">
      <style:text-properties style:font-name="Segoe UI" style:font-name-asian="Segoe UI" style:font-name-complex="Segoe UI" fo:color="#000000"/>
    </style:style>
    <style:style style:name="p_para012" style:display-name="p_para012" style:family="paragraph" style:parent-style-name="Normal">
      <style:paragraph-properties fo:line-height="131%"/>
      <style:text-properties fo:hyphenate="false"/>
    </style:style>
    <style:style style:name="span_text012" style:display-name="span_text012" style:family="text" style:parent-style-name="DefaultParagraphFont">
      <style:text-properties style:font-name="Segoe UI" style:font-name-asian="Segoe UI" style:font-name-complex="Segoe UI" fo:color="#000000"/>
    </style:style>
    <style:style style:name="p_para013" style:display-name="p_para013" style:family="paragraph" style:parent-style-name="Normal">
      <style:paragraph-properties fo:line-height="131%"/>
      <style:text-properties fo:hyphenate="false"/>
    </style:style>
    <style:style style:name="span_text013" style:display-name="span_text013" style:family="text" style:parent-style-name="DefaultParagraphFont"/>
    <style:style style:name="p_para014" style:display-name="p_para014" style:family="paragraph" style:parent-style-name="Normal">
      <style:paragraph-properties fo:line-height="131%"/>
      <style:text-properties fo:hyphenate="false"/>
    </style:style>
    <style:style style:name="span_text014" style:display-name="span_text014" style:family="text" style:parent-style-name="DefaultParagraphFont">
      <style:text-properties style:font-name="Segoe UI" style:font-name-asian="Segoe UI" style:font-name-complex="Segoe UI" fo:color="#000000"/>
    </style:style>
    <style:style style:name="p_para015" style:display-name="p_para015" style:family="paragraph" style:parent-style-name="Normal">
      <style:paragraph-properties fo:line-height="131%"/>
      <style:text-properties fo:hyphenate="false"/>
    </style:style>
    <style:style style:name="span_text015" style:display-name="span_text015" style:family="text" style:parent-style-name="DefaultParagraphFont">
      <style:text-properties style:font-name="Segoe UI" style:font-name-asian="Segoe UI" style:font-name-complex="Segoe UI" fo:color="#000000"/>
    </style:style>
    <style:style style:name="span_text016" style:display-name="span_text016" style:family="text" style:parent-style-name="DefaultParagraphFont">
      <style:text-properties style:font-name="Segoe UI" style:font-name-asian="Segoe UI" style:font-name-complex="Segoe UI" fo:color="#000000"/>
    </style:style>
    <style:style style:name="p_para016" style:display-name="p_para016" style:family="paragraph" style:parent-style-name="Normal">
      <style:paragraph-properties fo:line-height="131%"/>
      <style:text-properties fo:hyphenate="false"/>
    </style:style>
    <style:style style:name="span_text017" style:display-name="span_text017" style:family="text" style:parent-style-name="DefaultParagraphFont"/>
    <style:style style:name="p_para017" style:display-name="p_para017" style:family="paragraph" style:parent-style-name="Normal">
      <style:paragraph-properties fo:line-height="131%"/>
      <style:text-properties fo:hyphenate="false"/>
    </style:style>
    <style:style style:name="span_text018" style:display-name="span_text018" style:family="text" style:parent-style-name="DefaultParagraphFont">
      <style:text-properties style:font-name="Segoe UI" style:font-name-asian="Segoe UI" style:font-name-complex="Segoe UI" fo:color="#000000"/>
    </style:style>
    <style:style style:name="p_para018" style:display-name="p_para018" style:family="paragraph" style:parent-style-name="Normal">
      <style:paragraph-properties fo:line-height="131%"/>
      <style:text-properties fo:hyphenate="false"/>
    </style:style>
    <style:style style:name="span_text019" style:display-name="span_text019" style:family="text" style:parent-style-name="DefaultParagraphFont">
      <style:text-properties style:font-name="Segoe UI" style:font-name-asian="Segoe UI" style:font-name-complex="Segoe UI" fo:color="#000000"/>
    </style:style>
    <style:style style:name="p_para019" style:display-name="p_para019" style:family="paragraph" style:parent-style-name="Normal">
      <style:paragraph-properties fo:line-height="131%"/>
      <style:text-properties fo:hyphenate="false"/>
    </style:style>
    <style:style style:name="span_text020" style:display-name="span_text020" style:family="text" style:parent-style-name="DefaultParagraphFont"/>
    <style:style style:name="p_para020" style:display-name="p_para020" style:family="paragraph" style:parent-style-name="Normal">
      <style:paragraph-properties fo:line-height="131%"/>
      <style:text-properties fo:hyphenate="false"/>
    </style:style>
    <style:style style:name="span_text021" style:display-name="span_text021" style:family="text" style:parent-style-name="DefaultParagraphFont">
      <style:text-properties style:font-name="Segoe UI" style:font-name-asian="Segoe UI" style:font-name-complex="Segoe UI" fo:color="#000000"/>
    </style:style>
    <style:style style:name="p_para021" style:display-name="p_para021" style:family="paragraph" style:parent-style-name="Normal">
      <style:paragraph-properties fo:line-height="131%"/>
      <style:text-properties fo:hyphenate="false"/>
    </style:style>
    <style:style style:name="span_text022" style:display-name="span_text022" style:family="text" style:parent-style-name="DefaultParagraphFont">
      <style:text-properties style:font-name="Segoe UI" style:font-name-asian="Segoe UI" style:font-name-complex="Segoe UI" fo:color="#000000"/>
    </style:style>
    <style:style style:name="p_para022" style:display-name="p_para022" style:family="paragraph" style:parent-style-name="Normal">
      <style:paragraph-properties fo:line-height="131%"/>
      <style:text-properties fo:hyphenate="false"/>
    </style:style>
    <style:style style:name="span_text023" style:display-name="span_text023" style:family="text" style:parent-style-name="DefaultParagraphFont"/>
    <style:style style:name="p_para023" style:display-name="p_para023" style:family="paragraph" style:parent-style-name="Normal">
      <style:paragraph-properties fo:line-height="131%"/>
      <style:text-properties fo:hyphenate="false"/>
    </style:style>
    <style:style style:name="span_text024" style:display-name="span_text024" style:family="text" style:parent-style-name="DefaultParagraphFont">
      <style:text-properties style:font-name="Segoe UI" style:font-name-asian="Segoe UI" style:font-name-complex="Segoe UI" fo:color="#000000"/>
    </style:style>
    <style:style style:name="Normal_0" style:display-name="Normal_0" style:family="paragraph" style:parent-style-name="Normal">
      <style:text-properties style:font-name-asian="Calibri" style:font-name-complex="Calibri" fo:font-size="11pt" style:font-size-asian="11pt" style:font-size-complex="11pt" fo:hyphenate="false"/>
    </style:style>
    <style:style style:name="span_text025" style:display-name="span_text025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26" style:display-name="span_text026" style:family="text" style:parent-style-name="DefaultParagraphFont"/>
    <style:style style:name="span_text027" style:display-name="span_text027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28" style:display-name="span_text028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29" style:display-name="span_text029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0" style:display-name="span_text030" style:family="text" style:parent-style-name="DefaultParagraphFont"/>
    <style:style style:name="span_text031" style:display-name="span_text031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2" style:display-name="span_text032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3" style:display-name="span_text033" style:family="text" style:parent-style-name="DefaultParagraphFont"/>
    <style:style style:name="span_text034" style:display-name="span_text034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5" style:display-name="span_text035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6" style:display-name="span_text036" style:family="text" style:parent-style-name="DefaultParagraphFont"/>
    <style:style style:name="span_text037" style:display-name="span_text037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8" style:display-name="span_text038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9" style:display-name="span_text039" style:family="text" style:parent-style-name="DefaultParagraphFont"/>
    <style:style style:name="span_text040" style:display-name="span_text040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41" style:display-name="span_text041" style:family="text" style:parent-style-name="DefaultParagraphFont"/>
    <style:style style:name="span_text042" style:display-name="span_text042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43" style:display-name="span_text043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44" style:display-name="span_text044" style:family="text" style:parent-style-name="DefaultParagraphFont"/>
    <style:style style:name="span_text045" style:display-name="span_text045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46" style:display-name="span_text046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47" style:display-name="span_text047" style:family="text" style:parent-style-name="DefaultParagraphFont"/>
    <style:style style:name="span_text048" style:display-name="span_text048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49" style:display-name="span_text049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50" style:display-name="span_text050" style:family="text" style:parent-style-name="DefaultParagraphFont"/>
    <style:style style:name="span_text051" style:display-name="span_text051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Damni Mukhi</dc:creator>
    <meta:creation-date>2021-10-03T20:06:00Z</meta:creation-date>
    <dc:date>2021-10-09T19:12:00Z</dc:date>
    <meta:template xlink:href="Normal" xlink:type="simple"/>
    <meta:editing-cycles>3</meta:editing-cycles>
    <meta:editing-duration>PT420S</meta:editing-duration>
    <meta:document-statistic meta:page-count="2" meta:paragraph-count="2" meta:word-count="220" meta:character-count="1472" meta:row-count="10" meta:non-whitespace-character-count="1254"/>
  </office:meta>
</office:document-meta>
</file>